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" table:style-name="ta1">
        <table:shapes>
          <draw:frame draw:z-index="0" draw:style-name="gr1" draw:text-style-name="P1" svg:width="159.99mm" svg:height="89.99mm" svg:x="80.06mm" svg:y="1mm">
            <loext:p draw:notify-on-update-of-ranges="cameraslog_1.A1:cameraslog_1.A1 cameraslog_1.A2:cameraslog_1.A1001 cameraslog_1.B1:cameraslog_1.B1 cameraslog_1.B2:cameraslog_1.B1001 cameraslog_1.A1:cameraslog_1.A1 cameraslog_1.A2:cameraslog_1.A1001 cameraslog_1.C1:cameraslog_1.C1 cameraslog_1.C2:cameraslog_1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87676" calcext:value-type="float">
            <text:p>12,3876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35174" calcext:value-type="float">
            <text:p>12,8351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89032" calcext:value-type="float">
            <text:p>13,2890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27897" calcext:value-type="float">
            <text:p>13,4278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9072" calcext:value-type="float">
            <text:p>13,90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11272" calcext:value-type="float">
            <text:p>14,1112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111272" calcext:value-type="float">
            <text:p>14,1112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655813" calcext:value-type="float">
            <text:p>13,6558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101715" calcext:value-type="float">
            <text:p>14,1017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555575" calcext:value-type="float">
            <text:p>14,5555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079438" calcext:value-type="float">
            <text:p>15,0794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5508" calcext:value-type="float">
            <text:p>14,55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5508" calcext:value-type="float">
            <text:p>14,55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824892" calcext:value-type="float">
            <text:p>14,8248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824892" calcext:value-type="float">
            <text:p>14,8248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50804" calcext:value-type="float">
            <text:p>14,550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550804" calcext:value-type="float">
            <text:p>14,550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116031" calcext:value-type="float">
            <text:p>15,1160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128764" calcext:value-type="float">
            <text:p>15,1287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28764" calcext:value-type="float">
            <text:p>15,1287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129176" calcext:value-type="float">
            <text:p>15,1291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533718" calcext:value-type="float">
            <text:p>15,5337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976437" calcext:value-type="float">
            <text:p>15,9764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976437" calcext:value-type="float">
            <text:p>15,9764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976437" calcext:value-type="float">
            <text:p>15,9764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976437" calcext:value-type="float">
            <text:p>15,9764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976437" calcext:value-type="float">
            <text:p>15,9764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976437" calcext:value-type="float">
            <text:p>15,9764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49394" calcext:value-type="float">
            <text:p>15,493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49394" calcext:value-type="float">
            <text:p>15,493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675334" calcext:value-type="float">
            <text:p>15,6753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675334" calcext:value-type="float">
            <text:p>15,6753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649881" calcext:value-type="float">
            <text:p>15,6498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098965" calcext:value-type="float">
            <text:p>16,0989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098965" calcext:value-type="float">
            <text:p>16,0989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098965" calcext:value-type="float">
            <text:p>16,0989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540092" calcext:value-type="float">
            <text:p>16,5400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91599" calcext:value-type="float">
            <text:p>15,915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683277" calcext:value-type="float">
            <text:p>15,6832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145102" calcext:value-type="float">
            <text:p>16,1451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145102" calcext:value-type="float">
            <text:p>16,1451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584637" calcext:value-type="float">
            <text:p>15,5846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584637" calcext:value-type="float">
            <text:p>15,5846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84637" calcext:value-type="float">
            <text:p>15,5846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584637" calcext:value-type="float">
            <text:p>15,5846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584637" calcext:value-type="float">
            <text:p>15,5846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56554" calcext:value-type="float">
            <text:p>15,565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857144" calcext:value-type="float">
            <text:p>15,8571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857144" calcext:value-type="float">
            <text:p>15,8571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857144" calcext:value-type="float">
            <text:p>15,8571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857144" calcext:value-type="float">
            <text:p>15,8571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857144" calcext:value-type="float">
            <text:p>15,8571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857144" calcext:value-type="float">
            <text:p>15,8571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857144" calcext:value-type="float">
            <text:p>15,8571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857144" calcext:value-type="float">
            <text:p>15,8571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190095" calcext:value-type="float">
            <text:p>16,1900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236231" calcext:value-type="float">
            <text:p>16,2362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236231" calcext:value-type="float">
            <text:p>16,2362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680543" calcext:value-type="float">
            <text:p>15,6805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78873" calcext:value-type="float">
            <text:p>15,788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78873" calcext:value-type="float">
            <text:p>15,788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334868" calcext:value-type="float">
            <text:p>15,334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334868" calcext:value-type="float">
            <text:p>15,334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334868" calcext:value-type="float">
            <text:p>15,334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.334868" calcext:value-type="float">
            <text:p>15,334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.334868" calcext:value-type="float">
            <text:p>15,334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.334868" calcext:value-type="float">
            <text:p>15,3348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016252" calcext:value-type="float">
            <text:p>15,0162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016252" calcext:value-type="float">
            <text:p>15,0162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.01784" calcext:value-type="float">
            <text:p>15,017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.01784" calcext:value-type="float">
            <text:p>15,017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01784" calcext:value-type="float">
            <text:p>15,017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01784" calcext:value-type="float">
            <text:p>15,017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070343" calcext:value-type="float">
            <text:p>15,070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070343" calcext:value-type="float">
            <text:p>15,070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971708" calcext:value-type="float">
            <text:p>14,9717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718302" calcext:value-type="float">
            <text:p>14,7183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982389" calcext:value-type="float">
            <text:p>14,982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894882" calcext:value-type="float">
            <text:p>14,894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894882" calcext:value-type="float">
            <text:p>14,894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.894882" calcext:value-type="float">
            <text:p>14,894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894882" calcext:value-type="float">
            <text:p>14,894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894882" calcext:value-type="float">
            <text:p>14,894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.894882" calcext:value-type="float">
            <text:p>14,894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800985" calcext:value-type="float">
            <text:p>14,8009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.800985" calcext:value-type="float">
            <text:p>14,8009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.800985" calcext:value-type="float">
            <text:p>14,8009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.800985" calcext:value-type="float">
            <text:p>14,8009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.800985" calcext:value-type="float">
            <text:p>14,8009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800985" calcext:value-type="float">
            <text:p>14,8009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.293032" calcext:value-type="float">
            <text:p>14,293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293032" calcext:value-type="float">
            <text:p>14,293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885315" calcext:value-type="float">
            <text:p>13,885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885315" calcext:value-type="float">
            <text:p>13,885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885315" calcext:value-type="float">
            <text:p>13,885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885315" calcext:value-type="float">
            <text:p>13,885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885315" calcext:value-type="float">
            <text:p>13,885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885315" calcext:value-type="float">
            <text:p>13,885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057557" calcext:value-type="float">
            <text:p>14,0575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057557" calcext:value-type="float">
            <text:p>14,0575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.057557" calcext:value-type="float">
            <text:p>14,0575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057557" calcext:value-type="float">
            <text:p>14,0575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579833" calcext:value-type="float">
            <text:p>13,5798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579833" calcext:value-type="float">
            <text:p>13,5798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579833" calcext:value-type="float">
            <text:p>13,5798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79833" calcext:value-type="float">
            <text:p>13,5798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579833" calcext:value-type="float">
            <text:p>13,5798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58142" calcext:value-type="float">
            <text:p>13,581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58142" calcext:value-type="float">
            <text:p>13,581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58142" calcext:value-type="float">
            <text:p>13,581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437773" calcext:value-type="float">
            <text:p>13,437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437773" calcext:value-type="float">
            <text:p>13,437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437773" calcext:value-type="float">
            <text:p>13,437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437773" calcext:value-type="float">
            <text:p>13,437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437773" calcext:value-type="float">
            <text:p>13,437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437773" calcext:value-type="float">
            <text:p>13,437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437773" calcext:value-type="float">
            <text:p>13,437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437773" calcext:value-type="float">
            <text:p>13,4377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528922" calcext:value-type="float">
            <text:p>13,5289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528922" calcext:value-type="float">
            <text:p>13,5289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528922" calcext:value-type="float">
            <text:p>13,5289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528922" calcext:value-type="float">
            <text:p>13,5289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528922" calcext:value-type="float">
            <text:p>13,5289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528922" calcext:value-type="float">
            <text:p>13,5289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390059" calcext:value-type="float">
            <text:p>13,3900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390059" calcext:value-type="float">
            <text:p>13,3900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390059" calcext:value-type="float">
            <text:p>13,3900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807321" calcext:value-type="float">
            <text:p>12,807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807321" calcext:value-type="float">
            <text:p>12,807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807321" calcext:value-type="float">
            <text:p>12,807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807321" calcext:value-type="float">
            <text:p>12,807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316871" calcext:value-type="float">
            <text:p>12,3168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316871" calcext:value-type="float">
            <text:p>12,3168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316871" calcext:value-type="float">
            <text:p>12,3168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316871" calcext:value-type="float">
            <text:p>12,3168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316871" calcext:value-type="float">
            <text:p>12,3168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316871" calcext:value-type="float">
            <text:p>12,3168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256407" calcext:value-type="float">
            <text:p>12,2564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256407" calcext:value-type="float">
            <text:p>12,2564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256407" calcext:value-type="float">
            <text:p>12,2564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256407" calcext:value-type="float">
            <text:p>12,2564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256407" calcext:value-type="float">
            <text:p>12,2564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256407" calcext:value-type="float">
            <text:p>12,2564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909159" calcext:value-type="float">
            <text:p>11,909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746885" calcext:value-type="float">
            <text:p>11,746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.331211" calcext:value-type="float">
            <text:p>11,331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.297801" calcext:value-type="float">
            <text:p>11,2978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297801" calcext:value-type="float">
            <text:p>11,2978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297801" calcext:value-type="float">
            <text:p>11,2978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.297801" calcext:value-type="float">
            <text:p>11,2978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.297801" calcext:value-type="float">
            <text:p>11,2978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297801" calcext:value-type="float">
            <text:p>11,2978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.297801" calcext:value-type="float">
            <text:p>11,2978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297801" calcext:value-type="float">
            <text:p>11,2978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.07146" calcext:value-type="float">
            <text:p>11,07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644648" calcext:value-type="float">
            <text:p>10,6446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644648" calcext:value-type="float">
            <text:p>10,6446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644648" calcext:value-type="float">
            <text:p>10,6446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490322" calcext:value-type="float">
            <text:p>10,4903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343536" calcext:value-type="float">
            <text:p>10,343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343536" calcext:value-type="float">
            <text:p>10,343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343536" calcext:value-type="float">
            <text:p>10,343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343536" calcext:value-type="float">
            <text:p>10,343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343536" calcext:value-type="float">
            <text:p>10,343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.343536" calcext:value-type="float">
            <text:p>10,343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343536" calcext:value-type="float">
            <text:p>10,343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343536" calcext:value-type="float">
            <text:p>10,3435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.308525" calcext:value-type="float">
            <text:p>10,308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03925" calcext:value-type="float">
            <text:p>10,039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.03925" calcext:value-type="float">
            <text:p>10,039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90834" calcext:value-type="float">
            <text:p>9,908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90834" calcext:value-type="float">
            <text:p>9,908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.659719" calcext:value-type="float">
            <text:p>9,6597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442878" calcext:value-type="float">
            <text:p>9,4428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442878" calcext:value-type="float">
            <text:p>9,4428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363792" calcext:value-type="float">
            <text:p>9,3637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363792" calcext:value-type="float">
            <text:p>9,3637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.304508" calcext:value-type="float">
            <text:p>9,304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110015" calcext:value-type="float">
            <text:p>9,110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.110015" calcext:value-type="float">
            <text:p>9,110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.110015" calcext:value-type="float">
            <text:p>9,110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.110015" calcext:value-type="float">
            <text:p>9,110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.110015" calcext:value-type="float">
            <text:p>9,110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.110015" calcext:value-type="float">
            <text:p>9,110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715028" calcext:value-type="float">
            <text:p>8,715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63271" calcext:value-type="float">
            <text:p>8,63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63271" calcext:value-type="float">
            <text:p>8,63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63271" calcext:value-type="float">
            <text:p>8,63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63271" calcext:value-type="float">
            <text:p>8,63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63271" calcext:value-type="float">
            <text:p>8,632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540007" calcext:value-type="float">
            <text:p>8,54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591336" calcext:value-type="float">
            <text:p>8,5913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33002" calcext:value-type="float">
            <text:p>8,33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302582" calcext:value-type="float">
            <text:p>8,302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252042" calcext:value-type="float">
            <text:p>8,252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211852" calcext:value-type="float">
            <text:p>8,211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211852" calcext:value-type="float">
            <text:p>8,211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211852" calcext:value-type="float">
            <text:p>8,211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166891" calcext:value-type="float">
            <text:p>8,16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14819" calcext:value-type="float">
            <text:p>8,148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088864" calcext:value-type="float">
            <text:p>8,088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938916" calcext:value-type="float">
            <text:p>7,938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866191" calcext:value-type="float">
            <text:p>7,866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712998" calcext:value-type="float">
            <text:p>7,71299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21:24.564000000</dc:date>
    <meta:editing-duration>PT1M53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1.A1:cameraslog_1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1.B2:cameraslog_1.B1001" chart:label-cell-address="cameraslog_1.B1:cameraslog_1.B1" chart:class="chart:scatter">
            <chart:domain table:cell-range-address="cameraslog_1.A2:cameraslog_1.A1001"/>
            <chart:data-point chart:repeated="1000"/>
          </chart:series>
          <chart:series chart:style-name="ch8" chart:values-cell-range-address="cameraslog_1.C2:cameraslog_1.C1001" chart:label-cell-address="cameraslog_1.C1:cameraslog_1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1.B1:cameraslog_1.B1</svg:desc>
                </draw:g>
              </table:table-cell>
              <table:table-cell office:value-type="string">
                <text:p>number of cameras</text:p>
                <draw:g>
                  <svg:desc>cameraslog_1.C1:cameraslog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1.A2:cameraslog_1.A1001</svg:desc>
                </draw:g>
              </table:table-cell>
              <table:table-cell office:value-type="float" office:value="12.387676">
                <text:p>12.387676</text:p>
                <draw:g>
                  <svg:desc>cameraslog_1.B2:cameraslog_1.B1001</svg:desc>
                </draw:g>
              </table:table-cell>
              <table:table-cell office:value-type="float" office:value="19">
                <text:p>19</text:p>
                <draw:g>
                  <svg:desc>cameraslog_1.C2:cameraslog_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835174">
                <text:p>12.8351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289032">
                <text:p>13.2890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427897">
                <text:p>13.427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9072">
                <text:p>13.90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111272">
                <text:p>14.1112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.111272">
                <text:p>14.1112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655813">
                <text:p>13.6558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.101715">
                <text:p>14.1017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555575">
                <text:p>14.555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.079438">
                <text:p>15.0794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5508">
                <text:p>14.55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5508">
                <text:p>14.55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824892">
                <text:p>14.8248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824892">
                <text:p>14.8248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550804">
                <text:p>14.5508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.550804">
                <text:p>14.5508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.116031">
                <text:p>15.1160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128764">
                <text:p>15.1287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128764">
                <text:p>15.1287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129176">
                <text:p>15.1291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.533718">
                <text:p>15.5337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976437">
                <text:p>15.9764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.976437">
                <text:p>15.9764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976437">
                <text:p>15.9764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.976437">
                <text:p>15.9764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976437">
                <text:p>15.9764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976437">
                <text:p>15.9764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49394">
                <text:p>15.493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49394">
                <text:p>15.493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675334">
                <text:p>15.6753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675334">
                <text:p>15.6753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649881">
                <text:p>15.6498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.098965">
                <text:p>16.0989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.098965">
                <text:p>16.0989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.098965">
                <text:p>16.0989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.540092">
                <text:p>16.5400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91599">
                <text:p>15.915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683277">
                <text:p>15.683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.145102">
                <text:p>16.1451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.145102">
                <text:p>16.1451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584637">
                <text:p>15.5846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584637">
                <text:p>15.5846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584637">
                <text:p>15.5846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584637">
                <text:p>15.5846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.584637">
                <text:p>15.5846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.56554">
                <text:p>15.565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.857144">
                <text:p>15.857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.857144">
                <text:p>15.857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857144">
                <text:p>15.857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857144">
                <text:p>15.857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857144">
                <text:p>15.857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.857144">
                <text:p>15.857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.857144">
                <text:p>15.857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.857144">
                <text:p>15.857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6.190095">
                <text:p>16.1900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.236231">
                <text:p>16.2362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.236231">
                <text:p>16.2362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.680543">
                <text:p>15.6805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5.78873">
                <text:p>15.788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.78873">
                <text:p>15.788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5.334868">
                <text:p>15.334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5.334868">
                <text:p>15.334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.334868">
                <text:p>15.334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.334868">
                <text:p>15.334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.334868">
                <text:p>15.334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5.334868">
                <text:p>15.334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.016252">
                <text:p>15.0162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5.016252">
                <text:p>15.0162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.01784">
                <text:p>15.017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.01784">
                <text:p>15.017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01784">
                <text:p>15.017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.01784">
                <text:p>15.017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.070343">
                <text:p>15.070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5.070343">
                <text:p>15.070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.971708">
                <text:p>14.9717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.718302">
                <text:p>14.7183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.982389">
                <text:p>14.982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.894882">
                <text:p>14.8948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.894882">
                <text:p>14.8948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.894882">
                <text:p>14.8948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.894882">
                <text:p>14.8948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.894882">
                <text:p>14.8948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.894882">
                <text:p>14.8948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.800985">
                <text:p>14.8009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.800985">
                <text:p>14.8009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.800985">
                <text:p>14.8009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.800985">
                <text:p>14.8009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.800985">
                <text:p>14.8009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.800985">
                <text:p>14.8009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.293032">
                <text:p>14.2930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.293032">
                <text:p>14.2930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885315">
                <text:p>13.885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885315">
                <text:p>13.885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885315">
                <text:p>13.885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885315">
                <text:p>13.885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885315">
                <text:p>13.885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.885315">
                <text:p>13.885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.057557">
                <text:p>14.0575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.057557">
                <text:p>14.0575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.057557">
                <text:p>14.0575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.057557">
                <text:p>14.0575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.579833">
                <text:p>13.5798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.579833">
                <text:p>13.5798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.579833">
                <text:p>13.5798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.579833">
                <text:p>13.5798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.579833">
                <text:p>13.5798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.58142">
                <text:p>13.58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.58142">
                <text:p>13.58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58142">
                <text:p>13.58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437773">
                <text:p>13.437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437773">
                <text:p>13.437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437773">
                <text:p>13.437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437773">
                <text:p>13.437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437773">
                <text:p>13.437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437773">
                <text:p>13.437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437773">
                <text:p>13.437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437773">
                <text:p>13.437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528922">
                <text:p>13.5289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.528922">
                <text:p>13.5289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.528922">
                <text:p>13.5289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528922">
                <text:p>13.5289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.528922">
                <text:p>13.5289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528922">
                <text:p>13.5289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.390059">
                <text:p>13.3900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390059">
                <text:p>13.3900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.390059">
                <text:p>13.3900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807321">
                <text:p>12.807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.807321">
                <text:p>12.807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.807321">
                <text:p>12.807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.807321">
                <text:p>12.807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.316871">
                <text:p>12.3168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.316871">
                <text:p>12.3168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.316871">
                <text:p>12.3168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.316871">
                <text:p>12.3168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.316871">
                <text:p>12.3168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.316871">
                <text:p>12.3168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.256407">
                <text:p>12.2564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.256407">
                <text:p>12.2564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256407">
                <text:p>12.2564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256407">
                <text:p>12.2564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.256407">
                <text:p>12.2564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256407">
                <text:p>12.2564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1.909159">
                <text:p>11.909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.746885">
                <text:p>11.746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.331211">
                <text:p>11.331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.297801">
                <text:p>11.297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.297801">
                <text:p>11.297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.297801">
                <text:p>11.297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.297801">
                <text:p>11.297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.297801">
                <text:p>11.297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.297801">
                <text:p>11.297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.297801">
                <text:p>11.297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.297801">
                <text:p>11.297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.07146">
                <text:p>11.071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.644648">
                <text:p>10.644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.644648">
                <text:p>10.644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.644648">
                <text:p>10.644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0.490322">
                <text:p>10.490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.343536">
                <text:p>10.343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0.343536">
                <text:p>10.343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0.343536">
                <text:p>10.343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.343536">
                <text:p>10.343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.343536">
                <text:p>10.343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0.343536">
                <text:p>10.343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0.343536">
                <text:p>10.343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0.343536">
                <text:p>10.343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.308525">
                <text:p>10.308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.03925">
                <text:p>10.039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.03925">
                <text:p>10.039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.90834">
                <text:p>9.90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.90834">
                <text:p>9.90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.659719">
                <text:p>9.6597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.442878">
                <text:p>9.4428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.442878">
                <text:p>9.4428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.363792">
                <text:p>9.3637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.363792">
                <text:p>9.3637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.304508">
                <text:p>9.3045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.110015">
                <text:p>9.110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.110015">
                <text:p>9.110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.110015">
                <text:p>9.110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.110015">
                <text:p>9.110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.110015">
                <text:p>9.110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9.110015">
                <text:p>9.110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715028">
                <text:p>8.715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63271">
                <text:p>8.63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63271">
                <text:p>8.63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63271">
                <text:p>8.63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63271">
                <text:p>8.63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63271">
                <text:p>8.63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540007">
                <text:p>8.540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591336">
                <text:p>8.591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33002">
                <text:p>8.33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302582">
                <text:p>8.30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252042">
                <text:p>8.252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211852">
                <text:p>8.21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211852">
                <text:p>8.21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211852">
                <text:p>8.21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166891">
                <text:p>8.166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.14819">
                <text:p>8.148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088864">
                <text:p>8.088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938916">
                <text:p>7.938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866191">
                <text:p>7.866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712998">
                <text:p>7.71299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